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Helvetica Neue" svg:font-family="'Helvetica Neue', Helvetica, Arial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Helvetica Neue" fo:font-size="8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Helvetica Neue" fo:font-size="8pt" fo:letter-spacing="normal" fo:font-style="normal" fo:font-weight="normal" officeooo:rsid="0010ab4e" officeooo:paragraph-rsid="0010ab4e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Helvetica Neue" fo:font-size="11pt" fo:letter-spacing="normal" fo:font-style="normal" fo:font-weight="normal" style:font-size-asian="11pt" style:font-size-complex="11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size="11pt" officeooo:rsid="0015245b" officeooo:paragraph-rsid="0015245b" style:font-size-asian="11pt" style:font-size-complex="11pt"/>
    </style:style>
    <style:style style:name="P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000000" style:font-name="Helvetica Neue" fo:font-size="8pt" fo:letter-spacing="normal" fo:font-style="normal" fo:font-weight="normal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2e0f0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39a64"/>
    </style:style>
    <style:style style:name="P1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Helvetica Neue" fo:font-size="8pt" fo:letter-spacing="normal" fo:font-style="normal" fo:font-weight="normal"/>
    </style:style>
    <style:style style:name="P11" style:family="paragraph" style:parent-style-name="Text_20_body">
      <style:paragraph-properties fo:margin-top="0in" fo:margin-bottom="0in" loext:contextual-spacing="false"/>
    </style:style>
    <style:style style:name="P12" style:family="paragraph" style:parent-style-name="Text_20_body" style:list-style-name="L1">
      <style:paragraph-properties fo:orphans="2" fo:widows="2"/>
      <style:text-properties officeooo:paragraph-rsid="00139a64"/>
    </style:style>
    <style:style style:name="P1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/>
    </style:style>
    <style:style style:name="P1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1a69a1"/>
    </style:style>
    <style:style style:name="P1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style:text-blinking="false"/>
    </style:style>
    <style:style style:name="P17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loext:contextual-spacing="false" fo:line-height="138%" fo:orphans="2" fo:widows="2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paragraph-rsid="001a69a1" style:text-blinking="false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Helvetica Neue" fo:font-size="8pt" fo:letter-spacing="normal" fo:font-style="normal" fo:font-weight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paragraph-rsid="001a69a1" style:text-blinking="false"/>
    </style:style>
    <style:style style:name="T1" style:family="text">
      <style:text-properties officeooo:rsid="0012e0f0"/>
    </style:style>
    <style:style style:name="T2" style:family="text">
      <style:text-properties officeooo:rsid="00139a64"/>
    </style:style>
    <style:style style:name="T3" style:family="text">
      <style:text-properties fo:font-variant="normal" fo:text-transform="none" fo:color="#000000" style:font-name="Helvetica Neue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style:font-name="Helvetica Neue" fo:font-size="11pt" fo:letter-spacing="normal" fo:font-style="normal" fo:font-weight="normal" officeooo:rsid="0017b318" style:font-size-asian="11pt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weight="bold" fo:background-color="transparent" loext:char-shading-value="0"/>
    </style:style>
    <style:style style:name="T10" style:family="text">
      <style:text-properties fo:font-weight="normal" fo:background-color="transparent" loext:char-shading-value="0"/>
    </style:style>
    <style:style style:name="T11" style:family="text">
      <style:text-properties fo:font-weight="normal" officeooo:rsid="001a69a1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72in" fo:text-indent="-0.25in" fo:margin-left="0.59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472in" fo:text-indent="-0.25in" fo:margin-left="0.84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972in" fo:text-indent="-0.25in" fo:margin-left="1.09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472in" fo:text-indent="-0.25in" fo:margin-left="1.34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972in" fo:text-indent="-0.25in" fo:margin-left="1.59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472in" fo:text-indent="-0.25in" fo:margin-left="1.84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972in" fo:text-indent="-0.25in" fo:margin-left="2.09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472in" fo:text-indent="-0.25in" fo:margin-left="2.34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972in" fo:text-indent="-0.25in" fo:margin-left="2.59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72in" fo:text-indent="-0.25in" fo:margin-left="2.8472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ooking for HR at APN. </text:p>
      <text:p text:style-name="P1"/>
      <text:p text:style-name="P1">Hi Abhishek,,</text:p>
      <text:p text:style-name="P1"/>
      <text:p text:style-name="P6">I applied for the software developer position at APN. I was wondering if you could let me know who the recruiter for this role is so i can get in touch with them?</text:p>
      <text:p text:style-name="P7"/>
      <text:p text:style-name="P7"/>
      <text:p text:style-name="P5">Hi,</text:p>
      <text:p text:style-name="P4"><text:span text:style-name="User_20_Entry"><text:span text:style-name="T3">I recently applied for the </text:span></text:span><text:span text:style-name="User_20_Entry"><text:span text:style-name="T4">Application Developer </text:span></text:span><text:span text:style-name="User_20_Entry"><text:span text:style-name="T3"> position at </text:span></text:span><text:span text:style-name="User_20_Entry"><text:span text:style-name="T4">Rogue Fitness</text:span></text:span><text:span text:style-name="User_20_Entry"><text:span text:style-name="T3"> through LinkedIn. The position fits </text:span></text:span><text:span text:style-name="User_20_Entry"><text:span text:style-name="T4">well </text:span></text:span><text:span text:style-name="User_20_Entry"><text:span text:style-name="T3">with my experience with object oriented c#, </text:span></text:span><text:span text:style-name="User_20_Entry"><text:span text:style-name="T4">MVC Design</text:span></text:span><text:span text:style-name="User_20_Entry"><text:span text:style-name="T3">, and </text:span></text:span><text:span text:style-name="User_20_Entry"><text:span text:style-name="T4">my background in fitness</text:span></text:span><text:span text:style-name="User_20_Entry"><text:span text:style-name="T3">. Attached is my resume. I’d love to set up a time to schedule a call and talk about the position and my experience. I thought this e-mail would be the best to reach out to, however if there is a better point of contact please let me know. I have some availability on Thursday and Friday This week after noon. I look forward to learning more about the opportunity</text:span></text:span></text:p>
      <text:p text:style-name="P3"/>
      <text:p text:style-name="P3">Sincerely,</text:p>
      <text:p text:style-name="P3">Brian Jones </text:p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Dear <text:span text:style-name="User_20_Entry">, </text:span></text:p>
      <text:p text:style-name="P9"><text:span text:style-name="User_20_Entry">I recently applied for the </text:span><text:span text:style-name="User_20_Entry"><text:span text:style-name="T1">&lt;insert position name&gt;</text:span></text:span><text:span text:style-name="User_20_Entry"> position at </text:span><text:span text:style-name="User_20_Entry"><text:span text:style-name="T1">&lt;insert company name&gt; </text:span></text:span><text:span text:style-name="User_20_Entry"><text:s/>through your online career site. The position fits perfectly with my experience </text:span><text:span text:style-name="User_20_Entry"><text:span text:style-name="T1">&lt;</text:span></text:span><text:span text:style-name="User_20_Entry">in</text:span><text:span text:style-name="User_20_Entry"><text:span text:style-name="T1">sert experience&gt;</text:span></text:span><text:span text:style-name="User_20_Entry">, </text:span><text:span text:style-name="User_20_Entry"><text:span text:style-name="T1">&lt;</text:span></text:span><text:span text:style-name="User_20_Entry">in</text:span><text:span text:style-name="User_20_Entry"><text:span text:style-name="T1">sert experience&gt;</text:span></text:span><text:span text:style-name="User_20_Entry"> <text:s/>and </text:span><text:span text:style-name="User_20_Entry"><text:span text:style-name="T1">&lt;</text:span></text:span><text:span text:style-name="User_20_Entry">in</text:span><text:span text:style-name="User_20_Entry"><text:span text:style-name="T1">sert experience&gt;</text:span></text:span><text:span text:style-name="User_20_Entry">. You can learn more about me by viewing my attached resume. I’d love to set up a time to schedule a call and talk about the position and my experience. I thought you’d be the best person to contact based upon your role at </text:span><text:span text:style-name="User_20_Entry"><text:span text:style-name="T2">&lt;insert company name&gt;</text:span></text:span><text:span text:style-name="User_20_Entry"> , however if there is a better point of contact please let me know. I have some availability on </text:span><text:span text:style-name="User_20_Entry"><text:span text:style-name="T2">&lt;insert days&gt;</text:span></text:span><text:span text:style-name="User_20_Entry"> next week from </text:span><text:span text:style-name="User_20_Entry"><text:span text:style-name="T2">&lt;insert time span&gt;</text:span></text:span><text:span text:style-name="User_20_Entry"> . I look forward to learning more about the opportunity.</text:span></text:p>
      <text:list xml:id="list1033629325" text:style-name="L1">
        <text:list-item>
          <text:p text:style-name="P12"><text:span text:style-name="User_20_Entry">Sincerely, </text:span></text:p>
        </text:list-item>
      </text:list>
      <text:p text:style-name="P10">Thank You<text:tab/></text:p>
      <text:p text:style-name="P10"><text:soft-page-break/>Brian Jones</text:p>
      <text:p text:style-name="P11"><text:line-break/></text:p>
      <text:p text:style-name="P1"/>
      <text:p text:style-name="P1">Hi Anthony,</text:p>
      <text:p text:style-name="P1"/>
      <text:p text:style-name="P1">I just applied for a full stack developer job at Fitt. I was wondering if you could let me know who the recruiter for this role is so i can get in touch with them?</text:p>
      <text:p text:style-name="P1"/>
      <text:p text:style-name="P1"/>
      <text:p text:style-name="P1">Thank You </text:p>
      <text:p text:style-name="P1">Brian Jones</text:p>
      <text:p text:style-name="P1"/>
      <text:p text:style-name="P1"/>
      <text:p text:style-name="P1"/>
      <text:p text:style-name="P16"/>
      <text:p text:style-name="P19"/>
      <text:list xml:id="list2426243443" text:style-name="L2">
        <text:list-item>
          <text:p text:style-name="P17"><text:span text:style-name="T9">Vending machine capstone</text:span><text:span text:style-name="T8"> - Built a command line vending machine application in C# using object oriented design principles that had unit tests built in.</text:span></text:p>
        </text:list-item>
        <text:list-item>
          <text:p text:style-name="P13"><text:span text:style-name="T9">National parks reservation system capstone</text:span><text:span text:style-name="T8"> - Built a database-backed, object oriented command line park reservation application system that had unit tests and integration tests built in.</text:span></text:p>
        </text:list-item>
        <text:list-item>
          <text:p text:style-name="P14"><text:span text:style-name="T8">Parks information system capstone - </text:span><text:span text:style-name="T10">Built a MVC, database-backed, object oriented parks information system in c#. Where I used Dapper for the object relational mapper, had testing done with Selenium for the views, as well as had unit test</text:span><text:span text:style-name="T11">s</text:span><text:span text:style-name="T10">, integration test</text:span><text:span text:style-name="T11">s, and selenium tests.</text:span></text:p>
        </text:list-item>
        <text:list-item>
          <text:p text:style-name="P15"><text:span text:style-name="T6">Artificial Intelligence API face recognition system</text:span><text:span text:style-name="T5"> - Built an app that allows you to load a photo, and the app tells you the characteristics about the person in the photo. </text:span></text:p>
        </text:list-item>
        <text:list-item>
          <text:p text:style-name="P15"><text:span text:style-name="T6">Side project</text:span><text:span text:style-name="T7"> </text:span><text:span text:style-name="T5">- Built a picture adding web application similar to a Pinterest site using MVC architecture in Ruby on Rails.</text:span> </text:p>
        </text:list-item>
      </text:list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Helvetica Neue" svg:font-family="'Helvetica Neue', Helvetica, Arial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7:01:21.538000000</meta:creation-date>
    <dc:date>2019-03-30T16:46:18.971000000</dc:date>
    <meta:editing-duration>PT9H29M16S</meta:editing-duration>
    <meta:editing-cycles>11</meta:editing-cycles>
    <meta:generator>LibreOffice/6.2.0.3$Windows_x86 LibreOffice_project/98c6a8a1c6c7b144ce3cc729e34964b47ce25d62</meta:generator>
    <meta:document-statistic meta:table-count="0" meta:image-count="0" meta:object-count="0" meta:page-count="2" meta:paragraph-count="22" meta:word-count="459" meta:character-count="2616" meta:non-whitespace-character-count="2172"/>
  </office:meta>
</office:document-meta>
</file>